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rgumentNotValidException.get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rgumentNotValidException.MethodArgumentNotValidException( Message &lt; ? &gt; message , MethodParameter parameter , BindingResult binding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NotValidException.MethodArgumentNotValidException( Message &lt; ? &gt; messag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NotValidException.getValidationErrorMessage( BindingResult binding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